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265.5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104.2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2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 table:number-columns-repeated="2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2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style-name="ACE-0" office:value-type="string">
            <text:p>Water_Depth</text:p>
          </table:table-cell>
          <table:table-cell table:style-name="ACE-0" office:value-type="string">
            <text:p>min_depth</text:p>
          </table:table-cell>
          <table:table-cell table:style-name="ACE-0" office:value-type="string">
            <text:p>max_depth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17314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5440">
            <text:p>15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Acila (Trunacila) insign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1.40000000000001">
            <text:p>−161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reted as neritic</text:p>
          </table:table-cell>
          <table:table-cell table:style-name="ACE-0" office:value-type="float" office:value="-161.40000000000001">
            <text:p>−161.4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3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1490">
            <text:p>21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3];[.T3])" office:value-type="float" office:value="-95.5">
            <text:p>−95.5</text:p>
          </table:table-cell>
          <table:table-cell table:style-name="ACE-0" table:formula="of:=[.S3]-AVERAGE([.S3];[.T3])" office:value-type="float" office:value="5.5">
            <text:p>5.5</text:p>
          </table:table-cell>
          <table:table-cell table:style-name="ACE-0" table:formula="of:=[.S3]-AVERAGE([.S3];[.T3])" office:value-type="float" office:value="5.5">
            <text:p>5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-90">
            <text:p>−90</text:p>
          </table:table-cell>
          <table:table-cell table:style-name="ACE-0" office:value-type="float" office:value="-101">
            <text:p>−101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4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610">
            <text:p>86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iphoualia fil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7.2">
            <text:p>−117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, originally interpeted to represent 10-80 m depth</text:p>
          </table:table-cell>
          <table:table-cell table:style-name="ACE-0" office:value-type="float" office:value="-117.2">
            <text:p>−117.2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5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7280">
            <text:p>72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euglyp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5];[.T5])" office:value-type="float" office:value="-67.5">
            <text:p>−67.5</text:p>
          </table:table-cell>
          <table:table-cell table:style-name="ACE-0" table:formula="of:=[.S5]-AVERAGE([.S5];[.T5])" office:value-type="float" office:value="5.5">
            <text:p>5.5</text:p>
          </table:table-cell>
          <table:table-cell table:style-name="ACE-0" table:formula="of:=[.S5]-AVERAGE([.S5];[.T5])" office:value-type="float" office:value="5.5">
            <text:p>5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-62">
            <text:p>−62</text:p>
          </table:table-cell>
          <table:table-cell table:style-name="ACE-0" office:value-type="float" office:value="-73">
            <text:p>−73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7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770">
            <text:p>47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6];[.T6])" office:value-type="float" office:value="-71.5">
            <text:p>−71.5</text:p>
          </table:table-cell>
          <table:table-cell table:style-name="ACE-0" table:formula="of:=[.S6]-AVERAGE([.S6];[.T6])" office:value-type="float" office:value="6.5">
            <text:p>6.5</text:p>
          </table:table-cell>
          <table:table-cell table:style-name="ACE-0" table:formula="of:=[.S6]-AVERAGE([.S6];[.T6])" office:value-type="float" office:value="6.5">
            <text:p>6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92.400000000000006">
            <text:p>−92.4</text:p>
          </table:table-cell>
          <table:table-cell table:style-name="ACE-0" office:value-type="float" office:value="-65">
            <text:p>−65</text:p>
          </table:table-cell>
          <table:table-cell table:style-name="ACE-0" office:value-type="float" office:value="-78">
            <text:p>−78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8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9010">
            <text:p>90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phia euglyp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7];[.T7])" office:value-type="float" office:value="-101.5">
            <text:p>−101.5</text:p>
          </table:table-cell>
          <table:table-cell table:style-name="ACE-0" table:formula="of:=[.S7]-AVERAGE([.S7];[.T7])" office:value-type="float" office:value="6.5">
            <text:p>6.5</text:p>
          </table:table-cell>
          <table:table-cell table:style-name="ACE-0" table:formula="of:=[.S7]-AVERAGE([.S7];[.T7])" office:value-type="float" office:value="6.5">
            <text:p>6.5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14.40000000000001">
            <text:p>−114.4</text:p>
          </table:table-cell>
          <table:table-cell table:style-name="ACE-0" office:value-type="float" office:value="-95">
            <text:p>−95</text:p>
          </table:table-cell>
          <table:table-cell table:style-name="ACE-0" office:value-type="float" office:value="-108">
            <text:p>−108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9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750">
            <text:p>87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egacardita korean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8];[.T8])" office:value-type="float" office:value="-89">
            <text:p>−89</text:p>
          </table:table-cell>
          <table:table-cell table:style-name="ACE-0" table:formula="of:=[.S8]-AVERAGE([.S8];[.T8])" office:value-type="float" office:value="6">
            <text:p>6</text:p>
          </table:table-cell>
          <table:table-cell table:style-name="ACE-0" table:formula="of:=[.S8]-AVERAGE([.S8];[.T8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01.2">
            <text:p>−101.2</text:p>
          </table:table-cell>
          <table:table-cell table:style-name="ACE-0" office:value-type="float" office:value="-83">
            <text:p>−83</text:p>
          </table:table-cell>
          <table:table-cell table:style-name="ACE-0" office:value-type="float" office:value="-95">
            <text:p>−95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84-B-03</text:p>
          </table:table-cell>
          <table:table-cell table:style-name="ACE-1" office:value-type="float" office:value="35.030000000000001">
            <text:p>35.03</text:p>
          </table:table-cell>
          <table:table-cell table:style-name="ACE-1" office:value-type="float" office:value="129.44999999999999">
            <text:p>129.45</text:p>
          </table:table-cell>
          <table:table-cell table:style-name="ACE-2" office:value-type="float" office:value="15080">
            <text:p>1508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egacardita korean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9];[.T9])" office:value-type="float" office:value="-127">
            <text:p>−127</text:p>
          </table:table-cell>
          <table:table-cell table:style-name="ACE-0" table:formula="of:=[.S9]-AVERAGE([.S9];[.T9])" office:value-type="float" office:value="6">
            <text:p>6</text:p>
          </table:table-cell>
          <table:table-cell table:style-name="ACE-0" table:formula="of:=[.S9]-AVERAGE([.S9];[.T9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32.30000000000001">
            <text:p>−132.3</text:p>
          </table:table-cell>
          <table:table-cell table:style-name="ACE-0" office:value-type="float" office:value="-121">
            <text:p>−121</text:p>
          </table:table-cell>
          <table:table-cell table:style-name="ACE-0" office:value-type="float" office:value="-133">
            <text:p>−133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GAM-26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8400">
            <text:p>1840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0.8">
            <text:p>−110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10.8">
            <text:p>−110.8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500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16330">
            <text:p>1633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1.09999999999999">
            <text:p>−121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21.09999999999999">
            <text:p>−121.1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GAM-27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8450">
            <text:p>8450</text:p>
          </table:table-cell>
          <table:table-cell table:style-name="ACE-0" office:value-type="float" office:value="640">
            <text:p>64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">
            <text:p>−10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2">
            <text:p>−102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17315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2150">
            <text:p>4215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Japeuthri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13];[.T13])" office:value-type="float" office:value="-116">
            <text:p>−116</text:p>
          </table:table-cell>
          <table:table-cell table:style-name="ACE-0" table:formula="of:=[.S13]-AVERAGE([.S13];[.T13])" office:value-type="float" office:value="6">
            <text:p>6</text:p>
          </table:table-cell>
          <table:table-cell table:style-name="ACE-0" table:formula="of:=[.S13]-AVERAGE([.S13];[.T13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24.40000000000001">
            <text:p>−124.4</text:p>
          </table:table-cell>
          <table:table-cell table:style-name="ACE-0" office:value-type="float" office:value="-110">
            <text:p>−110</text:p>
          </table:table-cell>
          <table:table-cell table:style-name="ACE-0" office:value-type="float" office:value="-122">
            <text:p>−12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3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1490">
            <text:p>21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egacardita ferrungino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14];[.T14])" office:value-type="float" office:value="-96">
            <text:p>−96</text:p>
          </table:table-cell>
          <table:table-cell table:style-name="ACE-0" table:formula="of:=[.S14]-AVERAGE([.S14];[.T14])" office:value-type="float" office:value="6">
            <text:p>6</text:p>
          </table:table-cell>
          <table:table-cell table:style-name="ACE-0" table:formula="of:=[.S14]-AVERAGE([.S14];[.T14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112.7">
            <text:p>−112.7</text:p>
          </table:table-cell>
          <table:table-cell table:style-name="ACE-0" office:value-type="float" office:value="-90">
            <text:p>−90</text:p>
          </table:table-cell>
          <table:table-cell table:style-name="ACE-0" office:value-type="float" office:value="-102">
            <text:p>−102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AMS-25796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40100">
            <text:p>40100</text:p>
          </table:table-cell>
          <table:table-cell table:style-name="ACE-0" office:value-type="float" office:value="1100">
            <text:p>1100</text:p>
          </table:table-cell>
          <table:table-cell table:style-name="ACE-0" office:value-type="string">
            <text:p>Arca boucard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AVERAGE([.S15];[.T15])" office:value-type="float" office:value="-81">
            <text:p>−81</text:p>
          </table:table-cell>
          <table:table-cell table:style-name="ACE-0" table:formula="of:=[.S15]-AVERAGE([.S15];[.T15])" office:value-type="float" office:value="6">
            <text:p>6</text:p>
          </table:table-cell>
          <table:table-cell table:style-name="ACE-0" table:formula="of:=[.S15]-AVERAGE([.S15];[.T15])" office:value-type="float" office:value="6">
            <text:p>6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depth range taken from Figure 3 in Park et al (2000)</text:p>
          </table:table-cell>
          <table:table-cell table:style-name="ACE-0" office:value-type="float" office:value="-89.599999999999994">
            <text:p>−89.6</text:p>
          </table:table-cell>
          <table:table-cell table:style-name="ACE-0" office:value-type="float" office:value="-75">
            <text:p>−75</text:p>
          </table:table-cell>
          <table:table-cell table:style-name="ACE-0" office:value-type="float" office:value="-87">
            <text:p>−87</text:p>
          </table:table-cell>
          <table:table-cell table:number-columns-repeated="236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681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3300">
            <text:p>23300</text:p>
          </table:table-cell>
          <table:table-cell table:style-name="ACE-0" office:value-type="float" office:value="600">
            <text:p>60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7.8">
            <text:p>−107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7.8">
            <text:p>−107.8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R18539-1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6800">
            <text:p>2680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2.099999999999994">
            <text:p>−72.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72.099999999999994">
            <text:p>−72.1</text:p>
          </table:table-cell>
          <table:table-cell table:number-columns-repeated="238" table:style-name="ACE-0"/>
        </table:table-row>
        <table:table-row table:style-name="AROW-1">
          <table:table-cell table:style-name="ACE-0" office:value-type="string">
            <text:p>Tsushima-Kore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6680</text:p>
          </table:table-cell>
          <table:table-cell table:style-name="ACE-1" office:value-type="float" office:value="34.780000000000001">
            <text:p>34.78</text:p>
          </table:table-cell>
          <table:table-cell table:style-name="ACE-1" office:value-type="float" office:value="129.18000000000001">
            <text:p>129.18</text:p>
          </table:table-cell>
          <table:table-cell table:style-name="ACE-2" office:value-type="float" office:value="25660">
            <text:p>25660</text:p>
          </table:table-cell>
          <table:table-cell table:style-name="ACE-0" office:value-type="float" office:value="810">
            <text:p>81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02.40000000000001">
            <text:p>−102.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ParkEtal2000</text:p>
          </table:table-cell>
          <table:table-cell table:style-name="ACE-0" office:value-type="string">
            <text:p>nominal uncertainty of 1 m added</text:p>
          </table:table-cell>
          <table:table-cell table:style-name="ACE-0" office:value-type="float" office:value="-102.40000000000001">
            <text:p>−102.4</text:p>
          </table:table-cell>
          <table:table-cell table:number-columns-repeated="238" table:style-name="ACE-0"/>
        </table:table-row>
        <table:table-row table:style-name="AROW-1" table:number-rows-repeated="4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55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3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2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1" table:number-rows-repeated="8">
          <table:table-cell table:number-columns-repeated="3" table:style-name="ACE-0"/>
          <table:table-cell table:number-columns-repeated="2" table:style-name="ACE-1"/>
          <table:table-cell table:style-name="ACE-2"/>
          <table:table-cell table:number-columns-repeated="250" table:style-name="ACE-0"/>
        </table:table-row>
        <table:table-row table:style-name="AROW-0" table:number-rows-repeated="65378">
          <table:table-cell table:number-columns-repeated="256"/>
        </table:table-row>
        <table:table-row table:style-name="AROW-0" table:number-rows-repeated="20">
          <table:table-cell table:number-columns-repeated="5" table:style-name="ACE-0"/>
          <table:table-cell table:style-name="ACE-2"/>
          <table:table-cell table:number-columns-repeated="250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2">
          <gnm:selection gnm:start-col="0" gnm:start-row="12" gnm:end-col="19" gnm:end-row="1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3-03-15T04:58:4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